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1E5ED416A105C1FE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8.197cm, 4.969cm, 13.838cm, 3.214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227cm" svg:height="20.899cm" svg:x="0.791cm" svg:y="2.192cm">
          <draw:image xlink:href="Pictures/10000000000005E8000007E01E5ED416A105C1FE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10-06T14:31:58.498119982</dc:date>
    <meta:editing-duration>PT3M34S</meta:editing-duration>
    <meta:editing-cycles>6</meta:editing-cycles>
    <meta:generator>LibreOffice/7.5.4.2$MacOSX_AARCH64 LibreOffice_project/36ccfdc35048b057fd9854c757a8b67ec53977b6</meta:generator>
    <meta:document-statistic meta:object-count="1"/>
  </office:meta>
</office:document-meta>
</file>